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5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02cm solid #000000"/>
    </style:style>
    <style:style style:name="ce5" style:family="table-cell" style:parent-style-name="Default">
      <style:table-cell-properties fo:background-color="#e6e6e6" fo:border="0.002cm solid #000000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4" table:number-columns-repeated="14" table:default-cell-style-name="Default"/>
        <table:table-column table:style-name="co2" table:number-columns-repeated="23" table:default-cell-style-name="Default"/>
        <table:table-row table:style-name="ro1">
          <table:table-cell office:value-type="string">
            <text:p># PRUEBA0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31">
            <text:p>10031</text:p>
          </table:table-cell>
          <table:table-cell office:value-type="float" office:value="15031">
            <text:p>15031</text:p>
          </table:table-cell>
          <table:table-cell office:value-type="float" office:value="20031">
            <text:p>20031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16">
            <text:p>80016</text:p>
          </table:table-cell>
          <table:table-cell office:value-type="float" office:value="85031">
            <text:p>85031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16">
            <text:p>105016</text:p>
          </table:table-cell>
          <table:table-cell office:value-type="float" office:value="110031">
            <text:p>110031</text:p>
          </table:table-cell>
          <table:table-cell office:value-type="float" office:value="115000">
            <text:p>115000</text:p>
          </table:table-cell>
          <table:table-cell office:value-type="float" office:value="120031">
            <text:p>120031</text:p>
          </table:table-cell>
          <table:table-cell office:value-type="float" office:value="125031">
            <text:p>125031</text:p>
          </table:table-cell>
          <table:table-cell office:value-type="float" office:value="130016">
            <text:p>130016</text:p>
          </table:table-cell>
          <table:table-cell office:value-type="float" office:value="135031">
            <text:p>135031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31">
            <text:p>170031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31">
            <text:p>190031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31">
            <text:p>205031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31">
            <text:p>240031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16">
            <text:p>260016</text:p>
          </table:table-cell>
          <table:table-cell office:value-type="float" office:value="265031">
            <text:p>265031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31">
            <text:p>280031</text:p>
          </table:table-cell>
          <table:table-cell office:value-type="float" office:value="285000">
            <text:p>285000</text:p>
          </table:table-cell>
          <table:table-cell office:value-type="float" office:value="290031">
            <text:p>290031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8" office:value-type="float" office:value="1207.60600176364">
            <text:p>1207,61</text:p>
          </table:table-cell>
          <table:table-cell table:number-columns-repeated="41" office:value-type="float" office:value="1126.08015526144">
            <text:p>1126,0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2" office:value-type="float" office:value="1">
            <text:p>1</text:p>
          </table:table-cell>
          <table:table-cell table:number-columns-repeated="47" office:value-type="float" office:value="2">
            <text:p>2</text:p>
          </table:table-cell>
        </table:table-row>
        <table:table-row table:style-name="ro1">
          <table:table-cell office:value-type="string">
            <text:p># PRUEBA1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314.42808053737">
            <text:p>1314,43</text:p>
          </table:table-cell>
          <table:table-cell office:value-type="float" office:value="1286.80538525232">
            <text:p>1286,81</text:p>
          </table:table-cell>
          <table:table-cell office:value-type="float" office:value="1256.65543647717">
            <text:p>1256,66</text:p>
          </table:table-cell>
          <table:table-cell office:value-type="float" office:value="1218.39806983062">
            <text:p>1218,4</text:p>
          </table:table-cell>
          <table:table-cell table:number-columns-repeated="3" office:value-type="float" office:value="1181.20112898195">
            <text:p>1181,2</text:p>
          </table:table-cell>
          <table:table-cell table:number-columns-repeated="52" office:value-type="float" office:value="1147.00597518077">
            <text:p>1147,0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office:value-type="string">
            <text:p># PRUEBA2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15">
            <text:p>10015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5">
            <text:p>60015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5">
            <text:p>80015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15">
            <text:p>95015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5">
            <text:p>140015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15">
            <text:p>185015</text:p>
          </table:table-cell>
          <table:table-cell office:value-type="float" office:value="190015">
            <text:p>190015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5">
            <text:p>265015</text:p>
          </table:table-cell>
          <table:table-cell office:value-type="float" office:value="270015">
            <text:p>270015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97485752231">
            <text:p>1284,97</text:p>
          </table:table-cell>
          <table:table-cell table:number-columns-repeated="4" office:value-type="float" office:value="1261.67725261433">
            <text:p>1261,68</text:p>
          </table:table-cell>
          <table:table-cell table:number-columns-repeated="3" office:value-type="float" office:value="1253.14928240889">
            <text:p>1253,15</text:p>
          </table:table-cell>
          <table:table-cell office:value-type="float" office:value="1235.43183490465">
            <text:p>1235,43</text:p>
          </table:table-cell>
          <table:table-cell table:number-columns-repeated="4" office:value-type="float" office:value="1217.78357220975">
            <text:p>1217,78</text:p>
          </table:table-cell>
          <table:table-cell table:number-columns-repeated="10" office:value-type="float" office:value="1207.46640479564">
            <text:p>1207,47</text:p>
          </table:table-cell>
          <table:table-cell table:number-columns-repeated="2" office:value-type="float" office:value="1201.65062338932">
            <text:p>1201,65</text:p>
          </table:table-cell>
          <table:table-cell office:value-type="float" office:value="1184.1067194222">
            <text:p>1184,11</text:p>
          </table:table-cell>
          <table:table-cell table:number-columns-repeated="3" office:value-type="float" office:value="1172.772269916">
            <text:p>1172,77</text:p>
          </table:table-cell>
          <table:table-cell office:value-type="float" office:value="1165.08875618031">
            <text:p>1165,09</text:p>
          </table:table-cell>
          <table:table-cell table:number-columns-repeated="22" office:value-type="float" office:value="1149.48645580032">
            <text:p>1149,49</text:p>
          </table:table-cell>
          <table:table-cell table:number-columns-repeated="7" office:value-type="float" office:value="1074.4330319785">
            <text:p>1074,4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3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5">
            <text:p>30015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5">
            <text:p>75015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00">
            <text:p>110000</text:p>
          </table:table-cell>
          <table:table-cell office:value-type="float" office:value="115015">
            <text:p>115015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15">
            <text:p>140015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15">
            <text:p>205015</text:p>
          </table:table-cell>
          <table:table-cell office:value-type="float" office:value="210000">
            <text:p>210000</text:p>
          </table:table-cell>
          <table:table-cell office:value-type="float" office:value="215015">
            <text:p>215015</text:p>
          </table:table-cell>
          <table:table-cell office:value-type="float" office:value="220015">
            <text:p>220015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5">
            <text:p>260015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35.31413170148">
            <text:p>1235,31</text:p>
          </table:table-cell>
          <table:table-cell table:number-columns-repeated="4" office:value-type="float" office:value="1177.61020520058">
            <text:p>1177,61</text:p>
          </table:table-cell>
          <table:table-cell table:number-columns-repeated="27" office:value-type="float" office:value="1150.29002892411">
            <text:p>1150,29</text:p>
          </table:table-cell>
          <table:table-cell table:number-columns-repeated="22" office:value-type="float" office:value="1137.50806763984">
            <text:p>1137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office:value-type="string">
            <text:p># PRUEBA4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15">
            <text:p>50015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15">
            <text:p>85015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15">
            <text:p>110015</text:p>
          </table:table-cell>
          <table:table-cell office:value-type="float" office:value="115015">
            <text:p>115015</text:p>
          </table:table-cell>
          <table:table-cell office:value-type="float" office:value="120015">
            <text:p>120015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5">
            <text:p>255015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248.19608804748">
            <text:p>1248,2</text:p>
          </table:table-cell>
          <table:table-cell table:number-columns-repeated="6" office:value-type="float" office:value="1200.19309003389">
            <text:p>1200,19</text:p>
          </table:table-cell>
          <table:table-cell table:number-columns-repeated="18" office:value-type="float" office:value="1159.59188161161">
            <text:p>1159,59</text:p>
          </table:table-cell>
          <table:table-cell table:number-columns-repeated="8" office:value-type="float" office:value="1155.21127127176">
            <text:p>1155,21</text:p>
          </table:table-cell>
          <table:table-cell table:number-columns-repeated="23" office:value-type="float" office:value="1132.39774684189">
            <text:p>1132,4</text:p>
          </table:table-cell>
          <table:table-cell table:number-columns-repeated="2" office:value-type="float" office:value="1073.10566373075">
            <text:p>1073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5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301.07014348535">
            <text:p>1301,07</text:p>
          </table:table-cell>
          <table:table-cell office:value-type="float" office:value="1299.29849622722">
            <text:p>1299,3</text:p>
          </table:table-cell>
          <table:table-cell table:number-columns-repeated="3" office:value-type="float" office:value="1270.40761705527">
            <text:p>1270,41</text:p>
          </table:table-cell>
          <table:table-cell office:value-type="float" office:value="1228.56762067284">
            <text:p>1228,57</text:p>
          </table:table-cell>
          <table:table-cell table:number-columns-repeated="10" office:value-type="float" office:value="1188.55204414699">
            <text:p>1188,55</text:p>
          </table:table-cell>
          <table:table-cell table:number-columns-repeated="13" office:value-type="float" office:value="1183.01210774703">
            <text:p>1183,01</text:p>
          </table:table-cell>
          <table:table-cell table:number-columns-repeated="6" office:value-type="float" office:value="1177.36296232939">
            <text:p>1177,36</text:p>
          </table:table-cell>
          <table:table-cell table:number-columns-repeated="12" office:value-type="float" office:value="1166.99653123612">
            <text:p>1167</text:p>
          </table:table-cell>
          <table:table-cell table:number-columns-repeated="11" office:value-type="float" office:value="1154.1364371063">
            <text:p>1154,1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6" office:value-type="float" office:value="1">
            <text:p>1</text:p>
          </table:table-cell>
          <table:table-cell table:number-columns-repeated="53" office:value-type="float" office:value="2">
            <text:p>2</text:p>
          </table:table-cell>
        </table:table-row>
        <table:table-row table:style-name="ro1">
          <table:table-cell office:value-type="string">
            <text:p># PRUEBA6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16">
            <text:p>45016</text:p>
          </table:table-cell>
          <table:table-cell office:value-type="float" office:value="50016">
            <text:p>50016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16">
            <text:p>95016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16">
            <text:p>120016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32">
            <text:p>225032</text:p>
          </table:table-cell>
          <table:table-cell office:value-type="float" office:value="230016">
            <text:p>230016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16">
            <text:p>245016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84.5454504951">
            <text:p>1284,55</text:p>
          </table:table-cell>
          <table:table-cell office:value-type="float" office:value="1273.56388564459">
            <text:p>1273,56</text:p>
          </table:table-cell>
          <table:table-cell office:value-type="float" office:value="1252.1742047579">
            <text:p>1252,17</text:p>
          </table:table-cell>
          <table:table-cell table:number-columns-repeated="19" office:value-type="float" office:value="1172.14473986207">
            <text:p>1172,14</text:p>
          </table:table-cell>
          <table:table-cell table:number-columns-repeated="14" office:value-type="float" office:value="1114.01804274593">
            <text:p>1114,02</text:p>
          </table:table-cell>
          <table:table-cell table:number-columns-repeated="23" office:value-type="float" office:value="1067.26896150211">
            <text:p>1067,27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4" office:value-type="float" office:value="2">
            <text:p>2</text:p>
          </table:table-cell>
        </table:table-row>
        <table:table-row table:style-name="ro1">
          <table:table-cell office:value-type="string">
            <text:p># PRUEBA7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48.75625805443">
            <text:p>1248,76</text:p>
          </table:table-cell>
          <table:table-cell table:number-columns-repeated="26" office:value-type="float" office:value="1163.85729130775">
            <text:p>1163,86</text:p>
          </table:table-cell>
          <table:table-cell table:number-columns-repeated="26" office:value-type="float" office:value="1156.46714888354">
            <text:p>1156,47</text:p>
          </table:table-cell>
          <table:table-cell table:number-columns-repeated="6" office:value-type="float" office:value="1146.64788984546">
            <text:p>1146,6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office:value-type="string">
            <text:p># PRUEBA8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1266.42748422834">
            <text:p>1266,43</text:p>
          </table:table-cell>
          <table:table-cell table:number-columns-repeated="5" office:value-type="float" office:value="1232.12865673984">
            <text:p>1232,13</text:p>
          </table:table-cell>
          <table:table-cell table:number-columns-repeated="2" office:value-type="float" office:value="1228.96409073234">
            <text:p>1228,96</text:p>
          </table:table-cell>
          <table:table-cell table:number-columns-repeated="2" office:value-type="float" office:value="1213.31887985596">
            <text:p>1213,32</text:p>
          </table:table-cell>
          <table:table-cell table:number-columns-repeated="16" office:value-type="float" office:value="1157.29502135738">
            <text:p>1157,3</text:p>
          </table:table-cell>
          <table:table-cell table:number-columns-repeated="14" office:value-type="float" office:value="1152.2025138989">
            <text:p>1152,2</text:p>
          </table:table-cell>
          <table:table-cell office:value-type="float" office:value="1117.50255805156">
            <text:p>1117,5</text:p>
          </table:table-cell>
          <table:table-cell table:number-columns-repeated="16" office:value-type="float" office:value="1084.54998378973">
            <text:p>1084,5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9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</table:table-row>
        <table:table-row table:style-name="ro1">
          <table:table-cell office:value-type="string">
            <text:p># PRUEBA9</text:p>
          </table:table-cell>
          <table:table-cell table:number-columns-repeated="59"/>
        </table:table-row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19.27185068139">
            <text:p>1219,27</text:p>
          </table:table-cell>
          <table:table-cell table:number-columns-repeated="3" office:value-type="float" office:value="1218.11345789604">
            <text:p>1218,11</text:p>
          </table:table-cell>
          <table:table-cell table:number-columns-repeated="40" office:value-type="float" office:value="1162.44096692677">
            <text:p>1162,44</text:p>
          </table:table-cell>
          <table:table-cell table:number-columns-repeated="7" office:value-type="float" office:value="1154.65568686916">
            <text:p>1154,66</text:p>
          </table:table-cell>
          <table:table-cell table:number-columns-repeated="3" office:value-type="float" office:value="1152.87896332147">
            <text:p>1152,8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DE MEDIDAS</text:p>
          </table:table-cell>
          <table:table-cell table:number-columns-repeated="59"/>
        </table:table-row>
        <table:table-row table:style-name="ro1">
          <table:table-cell table:style-name="ce2" office:value-type="string">
            <text:p>Tiempo</text:p>
          </table:table-cell>
          <table:table-cell table:style-name="ce4" table:formula="oooc:=AVERAGE([.B38];[.B34];[.B30];[.B26];[.B22];[.B18];[.B14];[.B10];[.B2])" office:value-type="float" office:value="5010.33333333333">
            <text:p>5010,33</text:p>
          </table:table-cell>
          <table:table-cell table:style-name="ce4" table:formula="oooc:=AVERAGE([.C38];[.C34];[.C30];[.C26];[.C22];[.C18];[.C14];[.C10];[.C2])" office:value-type="float" office:value="10005.1111111111">
            <text:p>10005,11</text:p>
          </table:table-cell>
          <table:table-cell table:style-name="ce4" table:formula="oooc:=AVERAGE([.D38];[.D34];[.D30];[.D26];[.D22];[.D18];[.D14];[.D10];[.D2])" office:value-type="float" office:value="15005.2222222222">
            <text:p>15005,22</text:p>
          </table:table-cell>
          <table:table-cell table:style-name="ce4" table:formula="oooc:=AVERAGE([.E38];[.E34];[.E30];[.E26];[.E22];[.E18];[.E14];[.E10];[.E2])" office:value-type="float" office:value="20008.7777777778">
            <text:p>20008,78</text:p>
          </table:table-cell>
          <table:table-cell table:style-name="ce4" table:formula="oooc:=AVERAGE([.F38];[.F34];[.F30];[.F26];[.F22];[.F18];[.F14];[.F10];[.F2])" office:value-type="float" office:value="25005.2222222222">
            <text:p>25005,22</text:p>
          </table:table-cell>
          <table:table-cell table:style-name="ce4" table:formula="oooc:=AVERAGE([.G38];[.G34];[.G30];[.G26];[.G22];[.G18];[.G14];[.G10];[.G2])" office:value-type="float" office:value="30005.1111111111">
            <text:p>30005,11</text:p>
          </table:table-cell>
          <table:table-cell table:style-name="ce4" table:formula="oooc:=AVERAGE([.H38];[.H34];[.H30];[.H26];[.H22];[.H18];[.H14];[.H10];[.H2])" office:value-type="float" office:value="35005.3333333333">
            <text:p>35005,33</text:p>
          </table:table-cell>
          <table:table-cell table:style-name="ce4" table:formula="oooc:=AVERAGE([.I38];[.I34];[.I30];[.I26];[.I22];[.I18];[.I14];[.I10];[.I2])" office:value-type="float" office:value="40007.1111111111">
            <text:p>40007,11</text:p>
          </table:table-cell>
          <table:table-cell table:style-name="ce4" table:formula="oooc:=AVERAGE([.J38];[.J34];[.J30];[.J26];[.J22];[.J18];[.J14];[.J10];[.J2])" office:value-type="float" office:value="45008.5555555556">
            <text:p>45008,56</text:p>
          </table:table-cell>
          <table:table-cell table:style-name="ce4" table:formula="oooc:=AVERAGE([.K38];[.K34];[.K30];[.K26];[.K22];[.K18];[.K14];[.K10];[.K2])" office:value-type="float" office:value="50007">
            <text:p>50007</text:p>
          </table:table-cell>
          <table:table-cell table:style-name="ce4" table:formula="oooc:=AVERAGE([.L38];[.L34];[.L30];[.L26];[.L22];[.L18];[.L14];[.L10];[.L2])" office:value-type="float" office:value="55001.7777777778">
            <text:p>55001,78</text:p>
          </table:table-cell>
          <table:table-cell table:style-name="ce4" table:formula="oooc:=AVERAGE([.M38];[.M34];[.M30];[.M26];[.M22];[.M18];[.M14];[.M10];[.M2])" office:value-type="float" office:value="60005.2222222222">
            <text:p>60005,22</text:p>
          </table:table-cell>
          <table:table-cell table:style-name="ce4" table:formula="oooc:=AVERAGE([.N38];[.N34];[.N30];[.N26];[.N22];[.N18];[.N14];[.N10];[.N2])" office:value-type="float" office:value="65008.7777777778">
            <text:p>65008,78</text:p>
          </table:table-cell>
          <table:table-cell table:style-name="ce4" table:formula="oooc:=AVERAGE([.O38];[.O34];[.O30];[.O26];[.O22];[.O18];[.O14];[.O10];[.O2])" office:value-type="float" office:value="70005.2222222222">
            <text:p>70005,22</text:p>
          </table:table-cell>
          <table:table-cell table:style-name="ce4" table:formula="oooc:=AVERAGE([.P38];[.P34];[.P30];[.P26];[.P22];[.P18];[.P14];[.P10];[.P2])" office:value-type="float" office:value="75006.8888888889">
            <text:p>75006,89</text:p>
          </table:table-cell>
          <table:table-cell table:style-name="ce4" table:formula="oooc:=AVERAGE([.Q38];[.Q34];[.Q30];[.Q26];[.Q22];[.Q18];[.Q14];[.Q10];[.Q2])" office:value-type="float" office:value="80006.8888888889">
            <text:p>80006,89</text:p>
          </table:table-cell>
          <table:table-cell table:style-name="ce4" table:formula="oooc:=AVERAGE([.R38];[.R34];[.R30];[.R26];[.R22];[.R18];[.R14];[.R10];[.R2])" office:value-type="float" office:value="85008.6666666667">
            <text:p>85008,67</text:p>
          </table:table-cell>
          <table:table-cell table:style-name="ce4" table:formula="oooc:=AVERAGE([.S38];[.S34];[.S30];[.S26];[.S22];[.S18];[.S14];[.S10];[.S2])" office:value-type="float" office:value="90008.5555555556">
            <text:p>90008,56</text:p>
          </table:table-cell>
          <table:table-cell table:style-name="ce4" table:formula="oooc:=AVERAGE([.T38];[.T34];[.T30];[.T26];[.T22];[.T18];[.T14];[.T10];[.T2])" office:value-type="float" office:value="95005.2222222222">
            <text:p>95005,22</text:p>
          </table:table-cell>
          <table:table-cell table:style-name="ce4" table:formula="oooc:=AVERAGE([.U38];[.U34];[.U30];[.U26];[.U22];[.U18];[.U14];[.U10];[.U2])" office:value-type="float" office:value="100005.333333333">
            <text:p>100005,33</text:p>
          </table:table-cell>
          <table:table-cell table:style-name="ce4" table:formula="oooc:=AVERAGE([.V38];[.V34];[.V30];[.V26];[.V22];[.V18];[.V14];[.V10];[.V2])" office:value-type="float" office:value="105008.555555556">
            <text:p>105008,56</text:p>
          </table:table-cell>
          <table:table-cell table:style-name="ce4" table:formula="oooc:=AVERAGE([.W38];[.W34];[.W30];[.W26];[.W22];[.W18];[.W14];[.W10];[.W2])" office:value-type="float" office:value="110005.111111111">
            <text:p>110005,11</text:p>
          </table:table-cell>
          <table:table-cell table:style-name="ce4" table:formula="oooc:=AVERAGE([.X38];[.X34];[.X30];[.X26];[.X22];[.X18];[.X14];[.X10];[.X2])" office:value-type="float" office:value="115008.555555556">
            <text:p>115008,56</text:p>
          </table:table-cell>
          <table:table-cell table:style-name="ce4" table:formula="oooc:=AVERAGE([.Y38];[.Y34];[.Y30];[.Y26];[.Y22];[.Y18];[.Y14];[.Y10];[.Y2])" office:value-type="float" office:value="120008.666666667">
            <text:p>120008,67</text:p>
          </table:table-cell>
          <table:table-cell table:style-name="ce4" table:formula="oooc:=AVERAGE([.Z38];[.Z34];[.Z30];[.Z26];[.Z22];[.Z18];[.Z14];[.Z10];[.Z2])" office:value-type="float" office:value="125007">
            <text:p>125007</text:p>
          </table:table-cell>
          <table:table-cell table:style-name="ce4" table:formula="oooc:=AVERAGE([.AA38];[.AA34];[.AA30];[.AA26];[.AA22];[.AA18];[.AA14];[.AA10];[.AA2])" office:value-type="float" office:value="130008.666666667">
            <text:p>130008,67</text:p>
          </table:table-cell>
          <table:table-cell table:style-name="ce4" table:formula="oooc:=AVERAGE([.AB38];[.AB34];[.AB30];[.AB26];[.AB22];[.AB18];[.AB14];[.AB10];[.AB2])" office:value-type="float" office:value="135008.555555556">
            <text:p>135008,56</text:p>
          </table:table-cell>
          <table:table-cell table:style-name="ce4" table:formula="oooc:=AVERAGE([.AC38];[.AC34];[.AC30];[.AC26];[.AC22];[.AC18];[.AC14];[.AC10];[.AC2])" office:value-type="float" office:value="140008.666666667">
            <text:p>140008,67</text:p>
          </table:table-cell>
          <table:table-cell table:style-name="ce4" table:formula="oooc:=AVERAGE([.AD38];[.AD34];[.AD30];[.AD26];[.AD22];[.AD18];[.AD14];[.AD10];[.AD2])" office:value-type="float" office:value="145003.444444444">
            <text:p>145003,44</text:p>
          </table:table-cell>
          <table:table-cell table:style-name="ce4" table:formula="oooc:=AVERAGE([.AE38];[.AE34];[.AE30];[.AE26];[.AE22];[.AE18];[.AE14];[.AE10];[.AE2])" office:value-type="float" office:value="150001.777777778">
            <text:p>150001,78</text:p>
          </table:table-cell>
          <table:table-cell table:style-name="ce4" table:formula="oooc:=AVERAGE([.AF38];[.AF34];[.AF30];[.AF26];[.AF22];[.AF18];[.AF14];[.AF10];[.AF2])" office:value-type="float" office:value="155008.555555556">
            <text:p>155008,56</text:p>
          </table:table-cell>
          <table:table-cell table:style-name="ce4" table:formula="oooc:=AVERAGE([.AG38];[.AG34];[.AG30];[.AG26];[.AG22];[.AG18];[.AG14];[.AG10];[.AG2])" office:value-type="float" office:value="160013.888888889">
            <text:p>160013,89</text:p>
          </table:table-cell>
          <table:table-cell table:style-name="ce4" table:formula="oooc:=AVERAGE([.AH38];[.AH34];[.AH30];[.AH26];[.AH22];[.AH18];[.AH14];[.AH10];[.AH2])" office:value-type="float" office:value="165008.666666667">
            <text:p>165008,67</text:p>
          </table:table-cell>
          <table:table-cell table:style-name="ce4" table:formula="oooc:=AVERAGE([.AI38];[.AI34];[.AI30];[.AI26];[.AI22];[.AI18];[.AI14];[.AI10];[.AI2])" office:value-type="float" office:value="170010.555555556">
            <text:p>170010,56</text:p>
          </table:table-cell>
          <table:table-cell table:style-name="ce4" table:formula="oooc:=AVERAGE([.AJ38];[.AJ34];[.AJ30];[.AJ26];[.AJ22];[.AJ18];[.AJ14];[.AJ10];[.AJ2])" office:value-type="float" office:value="175007.111111111">
            <text:p>175007,11</text:p>
          </table:table-cell>
          <table:table-cell table:style-name="ce4" table:formula="oooc:=AVERAGE([.AK38];[.AK34];[.AK30];[.AK26];[.AK22];[.AK18];[.AK14];[.AK10];[.AK2])" office:value-type="float" office:value="180005.333333333">
            <text:p>180005,33</text:p>
          </table:table-cell>
          <table:table-cell table:style-name="ce4" table:formula="oooc:=AVERAGE([.AL38];[.AL34];[.AL30];[.AL26];[.AL22];[.AL18];[.AL14];[.AL10];[.AL2])" office:value-type="float" office:value="185008.777777778">
            <text:p>185008,78</text:p>
          </table:table-cell>
          <table:table-cell table:style-name="ce4" table:formula="oooc:=AVERAGE([.AM38];[.AM34];[.AM30];[.AM26];[.AM22];[.AM18];[.AM14];[.AM10];[.AM2])" office:value-type="float" office:value="190005.111111111">
            <text:p>190005,11</text:p>
          </table:table-cell>
          <table:table-cell table:style-name="ce4" table:formula="oooc:=AVERAGE([.AN38];[.AN34];[.AN30];[.AN26];[.AN22];[.AN18];[.AN14];[.AN10];[.AN2])" office:value-type="float" office:value="195007">
            <text:p>195007</text:p>
          </table:table-cell>
          <table:table-cell table:style-name="ce4" table:formula="oooc:=AVERAGE([.AO38];[.AO34];[.AO30];[.AO26];[.AO22];[.AO18];[.AO14];[.AO10];[.AO2])" office:value-type="float" office:value="200008.666666667">
            <text:p>200008,67</text:p>
          </table:table-cell>
          <table:table-cell table:style-name="ce4" table:formula="oooc:=AVERAGE([.AP38];[.AP34];[.AP30];[.AP26];[.AP22];[.AP18];[.AP14];[.AP10];[.AP2])" office:value-type="float" office:value="205006.888888889">
            <text:p>205006,89</text:p>
          </table:table-cell>
          <table:table-cell table:style-name="ce4" table:formula="oooc:=AVERAGE([.AQ38];[.AQ34];[.AQ30];[.AQ26];[.AQ22];[.AQ18];[.AQ14];[.AQ10];[.AQ2])" office:value-type="float" office:value="210005.333333333">
            <text:p>210005,33</text:p>
          </table:table-cell>
          <table:table-cell table:style-name="ce4" table:formula="oooc:=AVERAGE([.AR38];[.AR34];[.AR30];[.AR26];[.AR22];[.AR18];[.AR14];[.AR10];[.AR2])" office:value-type="float" office:value="215005.111111111">
            <text:p>215005,11</text:p>
          </table:table-cell>
          <table:table-cell table:style-name="ce4" table:formula="oooc:=AVERAGE([.AS38];[.AS34];[.AS30];[.AS26];[.AS22];[.AS18];[.AS14];[.AS10];[.AS2])" office:value-type="float" office:value="220005.111111111">
            <text:p>220005,11</text:p>
          </table:table-cell>
          <table:table-cell table:style-name="ce4" table:formula="oooc:=AVERAGE([.AT38];[.AT34];[.AT30];[.AT26];[.AT22];[.AT18];[.AT14];[.AT10];[.AT2])" office:value-type="float" office:value="225010.555555556">
            <text:p>225010,56</text:p>
          </table:table-cell>
          <table:table-cell table:style-name="ce4" table:formula="oooc:=AVERAGE([.AU38];[.AU34];[.AU30];[.AU26];[.AU22];[.AU18];[.AU14];[.AU10];[.AU2])" office:value-type="float" office:value="230008.666666667">
            <text:p>230008,67</text:p>
          </table:table-cell>
          <table:table-cell table:style-name="ce4" table:formula="oooc:=AVERAGE([.AV38];[.AV34];[.AV30];[.AV26];[.AV22];[.AV18];[.AV14];[.AV10];[.AV2])" office:value-type="float" office:value="235005.222222222">
            <text:p>235005,22</text:p>
          </table:table-cell>
          <table:table-cell table:style-name="ce4" table:formula="oooc:=AVERAGE([.AW38];[.AW34];[.AW30];[.AW26];[.AW22];[.AW18];[.AW14];[.AW10];[.AW2])" office:value-type="float" office:value="240010.555555556">
            <text:p>240010,56</text:p>
          </table:table-cell>
          <table:table-cell table:style-name="ce4" table:formula="oooc:=AVERAGE([.AX38];[.AX34];[.AX30];[.AX26];[.AX22];[.AX18];[.AX14];[.AX10];[.AX2])" office:value-type="float" office:value="245001.777777778">
            <text:p>245001,78</text:p>
          </table:table-cell>
          <table:table-cell table:style-name="ce4" table:formula="oooc:=AVERAGE([.AY38];[.AY34];[.AY30];[.AY26];[.AY22];[.AY18];[.AY14];[.AY10];[.AY2])" office:value-type="float" office:value="250001.777777778">
            <text:p>250001,78</text:p>
          </table:table-cell>
          <table:table-cell table:style-name="ce4" table:formula="oooc:=AVERAGE([.AZ38];[.AZ34];[.AZ30];[.AZ26];[.AZ22];[.AZ18];[.AZ14];[.AZ10];[.AZ2])" office:value-type="float" office:value="255005.111111111">
            <text:p>255005,11</text:p>
          </table:table-cell>
          <table:table-cell table:style-name="ce4" table:formula="oooc:=AVERAGE([.BA38];[.BA34];[.BA30];[.BA26];[.BA22];[.BA18];[.BA14];[.BA10];[.BA2])" office:value-type="float" office:value="260007">
            <text:p>260007</text:p>
          </table:table-cell>
          <table:table-cell table:style-name="ce4" table:formula="oooc:=AVERAGE([.BB38];[.BB34];[.BB30];[.BB26];[.BB22];[.BB18];[.BB14];[.BB10];[.BB2])" office:value-type="float" office:value="265006.888888889">
            <text:p>265006,89</text:p>
          </table:table-cell>
          <table:table-cell table:style-name="ce4" table:formula="oooc:=AVERAGE([.BC38];[.BC34];[.BC30];[.BC26];[.BC22];[.BC18];[.BC14];[.BC10];[.BC2])" office:value-type="float" office:value="270005.222222222">
            <text:p>270005,22</text:p>
          </table:table-cell>
          <table:table-cell table:style-name="ce4" table:formula="oooc:=AVERAGE([.BD38];[.BD34];[.BD30];[.BD26];[.BD22];[.BD18];[.BD14];[.BD10];[.BD2])" office:value-type="float" office:value="275005.333333333">
            <text:p>275005,33</text:p>
          </table:table-cell>
          <table:table-cell table:style-name="ce4" table:formula="oooc:=AVERAGE([.BE38];[.BE34];[.BE30];[.BE26];[.BE22];[.BE18];[.BE14];[.BE10];[.BE2])" office:value-type="float" office:value="280010.333333333">
            <text:p>280010,33</text:p>
          </table:table-cell>
          <table:table-cell table:style-name="ce4" table:formula="oooc:=AVERAGE([.BF38];[.BF34];[.BF30];[.BF26];[.BF22];[.BF18];[.BF14];[.BF10];[.BF2])" office:value-type="float" office:value="285007">
            <text:p>285007</text:p>
          </table:table-cell>
          <table:table-cell table:style-name="ce4" table:formula="oooc:=AVERAGE([.BG38];[.BG34];[.BG30];[.BG26];[.BG22];[.BG18];[.BG14];[.BG10];[.BG2])" office:value-type="float" office:value="290007">
            <text:p>290007</text:p>
          </table:table-cell>
          <table:table-cell table:style-name="ce4" table:formula="oooc:=AVERAGE([.BH38];[.BH34];[.BH30];[.BH26];[.BH22];[.BH18];[.BH14];[.BH10];[.BH2])" office:value-type="float" office:value="295006.888888889">
            <text:p>295006,89</text:p>
          </table:table-cell>
        </table:table-row>
        <table:table-row table:style-name="ro1">
          <table:table-cell table:style-name="ce2" office:value-type="string">
            <text:p>Costo</text:p>
          </table:table-cell>
          <table:table-cell table:style-name="ce4" table:formula="oooc:=AVERAGE([.B39];[.B35];[.B31];[.B27];[.B23];[.B19];[.B15];[.B11];[.B3])" office:value-type="float" office:value="1255.12914066439">
            <text:p>1255,13</text:p>
          </table:table-cell>
          <table:table-cell table:style-name="ce4" table:formula="oooc:=AVERAGE([.C39];[.C35];[.C31];[.C27];[.C23];[.C19];[.C15];[.C11];[.C3])" office:value-type="float" office:value="1241.88712549715">
            <text:p>1241,89</text:p>
          </table:table-cell>
          <table:table-cell table:style-name="ce4" table:formula="oooc:=AVERAGE([.D39];[.D35];[.D31];[.D27];[.D23];[.D19];[.D15];[.D11];[.D3])" office:value-type="float" office:value="1233.97997814622">
            <text:p>1233,98</text:p>
          </table:table-cell>
          <table:table-cell table:style-name="ce4" table:formula="oooc:=AVERAGE([.E39];[.E35];[.E31];[.E27];[.E23];[.E19];[.E15];[.E11];[.E3])" office:value-type="float" office:value="1218.06673686218">
            <text:p>1218,07</text:p>
          </table:table-cell>
          <table:table-cell table:style-name="ce4" table:formula="oooc:=AVERAGE([.F39];[.F35];[.F31];[.F27];[.F23];[.F19];[.F15];[.F11];[.F3])" office:value-type="float" office:value="1218.06673686218">
            <text:p>1218,07</text:p>
          </table:table-cell>
          <table:table-cell table:style-name="ce4" table:formula="oooc:=AVERAGE([.G39];[.G35];[.G31];[.G27];[.G23];[.G19];[.G15];[.G11];[.G3])" office:value-type="float" office:value="1217.11918461714">
            <text:p>1217,12</text:p>
          </table:table-cell>
          <table:table-cell table:style-name="ce4" table:formula="oooc:=AVERAGE([.H39];[.H35];[.H31];[.H27];[.H23];[.H19];[.H15];[.H11];[.H3])" office:value-type="float" office:value="1205.93003843173">
            <text:p>1205,93</text:p>
          </table:table-cell>
          <table:table-cell table:style-name="ce4" table:formula="oooc:=AVERAGE([.I39];[.I35];[.I31];[.I27];[.I23];[.I19];[.I15];[.I11];[.I3])" office:value-type="float" office:value="1201.48386326219">
            <text:p>1201,48</text:p>
          </table:table-cell>
          <table:table-cell table:style-name="ce4" table:formula="oooc:=AVERAGE([.J39];[.J35];[.J31];[.J27];[.J23];[.J19];[.J15];[.J11];[.J3])" office:value-type="float" office:value="1194.65239415841">
            <text:p>1194,65</text:p>
          </table:table-cell>
          <table:table-cell table:style-name="ce4" table:formula="oooc:=AVERAGE([.K39];[.K35];[.K31];[.K27];[.K23];[.K19];[.K15];[.K11];[.K3])" office:value-type="float" office:value="1186.50564375128">
            <text:p>1186,51</text:p>
          </table:table-cell>
          <table:table-cell table:style-name="ce4" table:formula="oooc:=AVERAGE([.L39];[.L35];[.L31];[.L27];[.L23];[.L19];[.L15];[.L11];[.L3])" office:value-type="float" office:value="1181.73171184541">
            <text:p>1181,73</text:p>
          </table:table-cell>
          <table:table-cell table:style-name="ce4" table:formula="oooc:=AVERAGE([.M39];[.M35];[.M31];[.M27];[.M23];[.M19];[.M15];[.M11];[.M3])" office:value-type="float" office:value="1181.73171184541">
            <text:p>1181,73</text:p>
          </table:table-cell>
          <table:table-cell table:style-name="ce4" table:formula="oooc:=AVERAGE([.N39];[.N35];[.N31];[.N27];[.N23];[.N19];[.N15];[.N11];[.N3])" office:value-type="float" office:value="1175.5068386789">
            <text:p>1175,51</text:p>
          </table:table-cell>
          <table:table-cell table:style-name="ce4" table:formula="oooc:=AVERAGE([.O39];[.O35];[.O31];[.O27];[.O23];[.O19];[.O15];[.O11];[.O3])" office:value-type="float" office:value="1174.360486744">
            <text:p>1174,36</text:p>
          </table:table-cell>
          <table:table-cell table:style-name="ce4" table:formula="oooc:=AVERAGE([.P39];[.P35];[.P31];[.P27];[.P23];[.P19];[.P15];[.P11];[.P3])" office:value-type="float" office:value="1174.360486744">
            <text:p>1174,36</text:p>
          </table:table-cell>
          <table:table-cell table:style-name="ce4" table:formula="oooc:=AVERAGE([.Q39];[.Q35];[.Q31];[.Q27];[.Q23];[.Q19];[.Q15];[.Q11];[.Q3])" office:value-type="float" office:value="1174.360486744">
            <text:p>1174,36</text:p>
          </table:table-cell>
          <table:table-cell table:style-name="ce4" table:formula="oooc:=AVERAGE([.R39];[.R35];[.R31];[.R27];[.R23];[.R19];[.R15];[.R11];[.R3])" office:value-type="float" office:value="1174.360486744">
            <text:p>1174,36</text:p>
          </table:table-cell>
          <table:table-cell table:style-name="ce4" table:formula="oooc:=AVERAGE([.S39];[.S35];[.S31];[.S27];[.S23];[.S19];[.S15];[.S11];[.S3])" office:value-type="float" office:value="1173.74493825511">
            <text:p>1173,74</text:p>
          </table:table-cell>
          <table:table-cell table:style-name="ce4" table:formula="oooc:=AVERAGE([.T39];[.T35];[.T31];[.T27];[.T23];[.T19];[.T15];[.T11];[.T3])" office:value-type="float" office:value="1164.68651086598">
            <text:p>1164,69</text:p>
          </table:table-cell>
          <table:table-cell table:style-name="ce4" table:formula="oooc:=AVERAGE([.U39];[.U35];[.U31];[.U27];[.U23];[.U19];[.U15];[.U11];[.U3])" office:value-type="float" office:value="1164.68651086598">
            <text:p>1164,69</text:p>
          </table:table-cell>
          <table:table-cell table:style-name="ce4" table:formula="oooc:=AVERAGE([.V39];[.V35];[.V31];[.V27];[.V23];[.V19];[.V15];[.V11];[.V3])" office:value-type="float" office:value="1164.68651086598">
            <text:p>1164,69</text:p>
          </table:table-cell>
          <table:table-cell table:style-name="ce4" table:formula="oooc:=AVERAGE([.W39];[.W35];[.W31];[.W27];[.W23];[.W19];[.W15];[.W11];[.W3])" office:value-type="float" office:value="1164.68651086598">
            <text:p>1164,69</text:p>
          </table:table-cell>
          <table:table-cell table:style-name="ce4" table:formula="oooc:=AVERAGE([.X39];[.X35];[.X31];[.X27];[.X23];[.X19];[.X15];[.X11];[.X3])" office:value-type="float" office:value="1158.22798896418">
            <text:p>1158,23</text:p>
          </table:table-cell>
          <table:table-cell table:style-name="ce4" table:formula="oooc:=AVERAGE([.Y39];[.Y35];[.Y31];[.Y27];[.Y23];[.Y19];[.Y15];[.Y11];[.Y3])" office:value-type="float" office:value="1157.58179103015">
            <text:p>1157,58</text:p>
          </table:table-cell>
          <table:table-cell table:style-name="ce4" table:formula="oooc:=AVERAGE([.Z39];[.Z35];[.Z31];[.Z27];[.Z23];[.Z19];[.Z15];[.Z11];[.Z3])" office:value-type="float" office:value="1157.58179103015">
            <text:p>1157,58</text:p>
          </table:table-cell>
          <table:table-cell table:style-name="ce4" table:formula="oooc:=AVERAGE([.AA39];[.AA35];[.AA31];[.AA27];[.AA23];[.AA19];[.AA15];[.AA11];[.AA3])" office:value-type="float" office:value="1155.63246836714">
            <text:p>1155,63</text:p>
          </table:table-cell>
          <table:table-cell table:style-name="ce4" table:formula="oooc:=AVERAGE([.AB39];[.AB35];[.AB31];[.AB27];[.AB23];[.AB19];[.AB15];[.AB11];[.AB3])" office:value-type="float" office:value="1153.88635060646">
            <text:p>1153,89</text:p>
          </table:table-cell>
          <table:table-cell table:style-name="ce4" table:formula="oooc:=AVERAGE([.AC39];[.AC35];[.AC31];[.AC27];[.AC23];[.AC19];[.AC15];[.AC11];[.AC3])" office:value-type="float" office:value="1153.06522367044">
            <text:p>1153,07</text:p>
          </table:table-cell>
          <table:table-cell table:style-name="ce4" table:formula="oooc:=AVERAGE([.AD39];[.AD35];[.AD31];[.AD27];[.AD23];[.AD19];[.AD15];[.AD11];[.AD3])" office:value-type="float" office:value="1152.49938950839">
            <text:p>1152,5</text:p>
          </table:table-cell>
          <table:table-cell table:style-name="ce4" table:formula="oooc:=AVERAGE([.AE39];[.AE35];[.AE31];[.AE27];[.AE23];[.AE19];[.AE15];[.AE11];[.AE3])" office:value-type="float" office:value="1151.64566575998">
            <text:p>1151,65</text:p>
          </table:table-cell>
          <table:table-cell table:style-name="ce4" table:formula="oooc:=AVERAGE([.AF39];[.AF35];[.AF31];[.AF27];[.AF23];[.AF19];[.AF15];[.AF11];[.AF3])" office:value-type="float" office:value="1149.28439400468">
            <text:p>1149,28</text:p>
          </table:table-cell>
          <table:table-cell table:style-name="ce4" table:formula="oooc:=AVERAGE([.AG39];[.AG35];[.AG31];[.AG27];[.AG23];[.AG19];[.AG15];[.AG11];[.AG3])" office:value-type="float" office:value="1149.28439400468">
            <text:p>1149,28</text:p>
          </table:table-cell>
          <table:table-cell table:style-name="ce4" table:formula="oooc:=AVERAGE([.AH39];[.AH35];[.AH31];[.AH27];[.AH23];[.AH19];[.AH15];[.AH11];[.AH3])" office:value-type="float" office:value="1149.28439400468">
            <text:p>1149,28</text:p>
          </table:table-cell>
          <table:table-cell table:style-name="ce4" table:formula="oooc:=AVERAGE([.AI39];[.AI35];[.AI31];[.AI27];[.AI23];[.AI19];[.AI15];[.AI11];[.AI3])" office:value-type="float" office:value="1149.28439400468">
            <text:p>1149,28</text:p>
          </table:table-cell>
          <table:table-cell table:style-name="ce4" table:formula="oooc:=AVERAGE([.AJ39];[.AJ35];[.AJ31];[.AJ27];[.AJ23];[.AJ19];[.AJ15];[.AJ11];[.AJ3])" office:value-type="float" office:value="1146.74955795692">
            <text:p>1146,75</text:p>
          </table:table-cell>
          <table:table-cell table:style-name="ce4" table:formula="oooc:=AVERAGE([.AK39];[.AK35];[.AK31];[.AK27];[.AK23];[.AK19];[.AK15];[.AK11];[.AK3])" office:value-type="float" office:value="1146.74955795692">
            <text:p>1146,75</text:p>
          </table:table-cell>
          <table:table-cell table:style-name="ce4" table:formula="oooc:=AVERAGE([.AL39];[.AL35];[.AL31];[.AL27];[.AL23];[.AL19];[.AL15];[.AL11];[.AL3])" office:value-type="float" office:value="1140.40338991947">
            <text:p>1140,4</text:p>
          </table:table-cell>
          <table:table-cell table:style-name="ce4" table:formula="oooc:=AVERAGE([.AM39];[.AM35];[.AM31];[.AM27];[.AM23];[.AM19];[.AM15];[.AM11];[.AM3])" office:value-type="float" office:value="1138.98317199899">
            <text:p>1138,98</text:p>
          </table:table-cell>
          <table:table-cell table:style-name="ce4" table:formula="oooc:=AVERAGE([.AN39];[.AN35];[.AN31];[.AN27];[.AN23];[.AN19];[.AN15];[.AN11];[.AN3])" office:value-type="float" office:value="1138.98317199899">
            <text:p>1138,98</text:p>
          </table:table-cell>
          <table:table-cell table:style-name="ce4" table:formula="oooc:=AVERAGE([.AO39];[.AO35];[.AO31];[.AO27];[.AO23];[.AO19];[.AO15];[.AO11];[.AO3])" office:value-type="float" office:value="1138.98317199899">
            <text:p>1138,98</text:p>
          </table:table-cell>
          <table:table-cell table:style-name="ce4" table:formula="oooc:=AVERAGE([.AP39];[.AP35];[.AP31];[.AP27];[.AP23];[.AP19];[.AP15];[.AP11];[.AP3])" office:value-type="float" office:value="1138.98317199899">
            <text:p>1138,98</text:p>
          </table:table-cell>
          <table:table-cell table:style-name="ce4" table:formula="oooc:=AVERAGE([.AQ39];[.AQ35];[.AQ31];[.AQ27];[.AQ23];[.AQ19];[.AQ15];[.AQ11];[.AQ3])" office:value-type="float" office:value="1138.98317199899">
            <text:p>1138,98</text:p>
          </table:table-cell>
          <table:table-cell table:style-name="ce4" table:formula="oooc:=AVERAGE([.AR39];[.AR35];[.AR31];[.AR27];[.AR23];[.AR19];[.AR15];[.AR11];[.AR3])" office:value-type="float" office:value="1135.12762134929">
            <text:p>1135,13</text:p>
          </table:table-cell>
          <table:table-cell table:style-name="ce4" table:formula="oooc:=AVERAGE([.AS39];[.AS35];[.AS31];[.AS27];[.AS23];[.AS19];[.AS15];[.AS11];[.AS3])" office:value-type="float" office:value="1131.46622420908">
            <text:p>1131,47</text:p>
          </table:table-cell>
          <table:table-cell table:style-name="ce4" table:formula="oooc:=AVERAGE([.AT39];[.AT35];[.AT31];[.AT27];[.AT23];[.AT19];[.AT15];[.AT11];[.AT3])" office:value-type="float" office:value="1131.46622420908">
            <text:p>1131,47</text:p>
          </table:table-cell>
          <table:table-cell table:style-name="ce4" table:formula="oooc:=AVERAGE([.AU39];[.AU35];[.AU31];[.AU27];[.AU23];[.AU19];[.AU15];[.AU11];[.AU3])" office:value-type="float" office:value="1131.46622420908">
            <text:p>1131,47</text:p>
          </table:table-cell>
          <table:table-cell table:style-name="ce4" table:formula="oooc:=AVERAGE([.AV39];[.AV35];[.AV31];[.AV27];[.AV23];[.AV19];[.AV15];[.AV11];[.AV3])" office:value-type="float" office:value="1131.46622420908">
            <text:p>1131,47</text:p>
          </table:table-cell>
          <table:table-cell table:style-name="ce4" table:formula="oooc:=AVERAGE([.AW39];[.AW35];[.AW31];[.AW27];[.AW23];[.AW19];[.AW15];[.AW11];[.AW3])" office:value-type="float" office:value="1131.46622420908">
            <text:p>1131,47</text:p>
          </table:table-cell>
          <table:table-cell table:style-name="ce4" table:formula="oooc:=AVERAGE([.AX39];[.AX35];[.AX31];[.AX27];[.AX23];[.AX19];[.AX15];[.AX11];[.AX3])" office:value-type="float" office:value="1130.03732486133">
            <text:p>1130,04</text:p>
          </table:table-cell>
          <table:table-cell table:style-name="ce4" table:formula="oooc:=AVERAGE([.AY39];[.AY35];[.AY31];[.AY27];[.AY23];[.AY19];[.AY15];[.AY11];[.AY3])" office:value-type="float" office:value="1129.17229374381">
            <text:p>1129,17</text:p>
          </table:table-cell>
          <table:table-cell table:style-name="ce4" table:formula="oooc:=AVERAGE([.AZ39];[.AZ35];[.AZ31];[.AZ27];[.AZ23];[.AZ19];[.AZ15];[.AZ11];[.AZ3])" office:value-type="float" office:value="1129.17229374381">
            <text:p>1129,17</text:p>
          </table:table-cell>
          <table:table-cell table:style-name="ce4" table:formula="oooc:=AVERAGE([.BA39];[.BA35];[.BA31];[.BA27];[.BA23];[.BA19];[.BA15];[.BA11];[.BA3])" office:value-type="float" office:value="1129.17229374381">
            <text:p>1129,17</text:p>
          </table:table-cell>
          <table:table-cell table:style-name="ce4" table:formula="oooc:=AVERAGE([.BB39];[.BB35];[.BB31];[.BB27];[.BB23];[.BB19];[.BB15];[.BB11];[.BB3])" office:value-type="float" office:value="1120.83302443028">
            <text:p>1120,83</text:p>
          </table:table-cell>
          <table:table-cell table:style-name="ce4" table:formula="oooc:=AVERAGE([.BC39];[.BC35];[.BC31];[.BC27];[.BC23];[.BC19];[.BC15];[.BC11];[.BC3])" office:value-type="float" office:value="1119.74199564827">
            <text:p>1119,74</text:p>
          </table:table-cell>
          <table:table-cell table:style-name="ce4" table:formula="oooc:=AVERAGE([.BD39];[.BD35];[.BD31];[.BD27];[.BD23];[.BD19];[.BD15];[.BD11];[.BD3])" office:value-type="float" office:value="1119.74199564827">
            <text:p>1119,74</text:p>
          </table:table-cell>
          <table:table-cell table:style-name="ce4" table:formula="oooc:=AVERAGE([.BE39];[.BE35];[.BE31];[.BE27];[.BE23];[.BE19];[.BE15];[.BE11];[.BE3])" office:value-type="float" office:value="1119.74199564827">
            <text:p>1119,74</text:p>
          </table:table-cell>
          <table:table-cell table:style-name="ce4" table:formula="oooc:=AVERAGE([.BF39];[.BF35];[.BF31];[.BF27];[.BF23];[.BF19];[.BF15];[.BF11];[.BF3])" office:value-type="float" office:value="1119.54458192075">
            <text:p>1119,54</text:p>
          </table:table-cell>
          <table:table-cell table:style-name="ce4" table:formula="oooc:=AVERAGE([.BG39];[.BG35];[.BG31];[.BG27];[.BG23];[.BG19];[.BG15];[.BG11];[.BG3])" office:value-type="float" office:value="1112.95657268618">
            <text:p>1112,96</text:p>
          </table:table-cell>
          <table:table-cell table:style-name="ce4" table:formula="oooc:=AVERAGE([.BH39];[.BH35];[.BH31];[.BH27];[.BH23];[.BH19];[.BH15];[.BH11];[.BH3])" office:value-type="float" office:value="1112.95657268618">
            <text:p>1112,96</text:p>
          </table:table-cell>
        </table:table-row>
        <table:table-row table:style-name="ro1">
          <table:table-cell table:style-name="ce2" office:value-type="string">
            <text:p>Generacion</text:p>
          </table:table-cell>
          <table:table-cell table:style-name="ce4" table:formula="oooc:=AVERAGE([.B40];[.B36];[.B32];[.B28];[.B24];[.B20];[.B16];[.B12];[.B4])" office:value-type="float" office:value="1">
            <text:p>1</text:p>
          </table:table-cell>
          <table:table-cell table:style-name="ce4" table:formula="oooc:=AVERAGE([.C40];[.C36];[.C32];[.C28];[.C24];[.C20];[.C16];[.C12];[.C4])" office:value-type="float" office:value="1">
            <text:p>1</text:p>
          </table:table-cell>
          <table:table-cell table:style-name="ce4" table:formula="oooc:=AVERAGE([.D40];[.D36];[.D32];[.D28];[.D24];[.D20];[.D16];[.D12];[.D4])" office:value-type="float" office:value="1">
            <text:p>1</text:p>
          </table:table-cell>
          <table:table-cell table:style-name="ce4" table:formula="oooc:=AVERAGE([.E40];[.E36];[.E32];[.E28];[.E24];[.E20];[.E16];[.E12];[.E4])" office:value-type="float" office:value="1">
            <text:p>1</text:p>
          </table:table-cell>
          <table:table-cell table:style-name="ce4" table:formula="oooc:=AVERAGE([.F40];[.F36];[.F32];[.F28];[.F24];[.F20];[.F16];[.F12];[.F4])" office:value-type="float" office:value="1.11111111111111">
            <text:p>1,11</text:p>
          </table:table-cell>
          <table:table-cell table:style-name="ce4" table:formula="oooc:=AVERAGE([.G40];[.G36];[.G32];[.G28];[.G24];[.G20];[.G16];[.G12];[.G4])" office:value-type="float" office:value="1.33333333333333">
            <text:p>1,33</text:p>
          </table:table-cell>
          <table:table-cell table:style-name="ce4" table:formula="oooc:=AVERAGE([.H40];[.H36];[.H32];[.H28];[.H24];[.H20];[.H16];[.H12];[.H4])" office:value-type="float" office:value="1.55555555555556">
            <text:p>1,56</text:p>
          </table:table-cell>
          <table:table-cell table:style-name="ce4" table:formula="oooc:=AVERAGE([.I40];[.I36];[.I32];[.I28];[.I24];[.I20];[.I16];[.I12];[.I4])" office:value-type="float" office:value="1.55555555555556">
            <text:p>1,56</text:p>
          </table:table-cell>
          <table:table-cell table:style-name="ce4" table:formula="oooc:=AVERAGE([.J40];[.J36];[.J32];[.J28];[.J24];[.J20];[.J16];[.J12];[.J4])" office:value-type="float" office:value="1.77777777777778">
            <text:p>1,78</text:p>
          </table:table-cell>
          <table:table-cell table:style-name="ce4" table:formula="oooc:=AVERAGE([.K40];[.K36];[.K32];[.K28];[.K24];[.K20];[.K16];[.K12];[.K4])" office:value-type="float" office:value="1.88888888888889">
            <text:p>1,89</text:p>
          </table:table-cell>
          <table:table-cell table:style-name="ce4" table:formula="oooc:=AVERAGE([.L40];[.L36];[.L32];[.L28];[.L24];[.L20];[.L16];[.L12];[.L4])" office:value-type="float" office:value="1.88888888888889">
            <text:p>1,89</text:p>
          </table:table-cell>
          <table:table-cell table:style-name="ce4" table:formula="oooc:=AVERAGE([.M40];[.M36];[.M32];[.M28];[.M24];[.M20];[.M16];[.M12];[.M4])" office:value-type="float" office:value="1.88888888888889">
            <text:p>1,89</text:p>
          </table:table-cell>
          <table:table-cell table:style-name="ce4" table:formula="oooc:=AVERAGE([.N40];[.N36];[.N32];[.N28];[.N24];[.N20];[.N16];[.N12];[.N4])" office:value-type="float" office:value="2">
            <text:p>2</text:p>
          </table:table-cell>
          <table:table-cell table:style-name="ce4" table:formula="oooc:=AVERAGE([.O40];[.O36];[.O32];[.O28];[.O24];[.O20];[.O16];[.O12];[.O4])" office:value-type="float" office:value="2">
            <text:p>2</text:p>
          </table:table-cell>
          <table:table-cell table:style-name="ce4" table:formula="oooc:=AVERAGE([.P40];[.P36];[.P32];[.P28];[.P24];[.P20];[.P16];[.P12];[.P4])" office:value-type="float" office:value="2">
            <text:p>2</text:p>
          </table:table-cell>
          <table:table-cell table:style-name="ce4" table:formula="oooc:=AVERAGE([.Q40];[.Q36];[.Q32];[.Q28];[.Q24];[.Q20];[.Q16];[.Q12];[.Q4])" office:value-type="float" office:value="2">
            <text:p>2</text:p>
          </table:table-cell>
          <table:table-cell table:style-name="ce4" table:formula="oooc:=AVERAGE([.R40];[.R36];[.R32];[.R28];[.R24];[.R20];[.R16];[.R12];[.R4])" office:value-type="float" office:value="2">
            <text:p>2</text:p>
          </table:table-cell>
          <table:table-cell table:style-name="ce4" table:formula="oooc:=AVERAGE([.S40];[.S36];[.S32];[.S28];[.S24];[.S20];[.S16];[.S12];[.S4])" office:value-type="float" office:value="2">
            <text:p>2</text:p>
          </table:table-cell>
          <table:table-cell table:style-name="ce4" table:formula="oooc:=AVERAGE([.T40];[.T36];[.T32];[.T28];[.T24];[.T20];[.T16];[.T12];[.T4])" office:value-type="float" office:value="2">
            <text:p>2</text:p>
          </table:table-cell>
          <table:table-cell table:style-name="ce4" table:formula="oooc:=AVERAGE([.U40];[.U36];[.U32];[.U28];[.U24];[.U20];[.U16];[.U12];[.U4])" office:value-type="float" office:value="2">
            <text:p>2</text:p>
          </table:table-cell>
          <table:table-cell table:style-name="ce4" table:formula="oooc:=AVERAGE([.V40];[.V36];[.V32];[.V28];[.V24];[.V20];[.V16];[.V12];[.V4])" office:value-type="float" office:value="2">
            <text:p>2</text:p>
          </table:table-cell>
          <table:table-cell table:style-name="ce4" table:formula="oooc:=AVERAGE([.W40];[.W36];[.W32];[.W28];[.W24];[.W20];[.W16];[.W12];[.W4])" office:value-type="float" office:value="2">
            <text:p>2</text:p>
          </table:table-cell>
          <table:table-cell table:style-name="ce4" table:formula="oooc:=AVERAGE([.X40];[.X36];[.X32];[.X28];[.X24];[.X20];[.X16];[.X12];[.X4])" office:value-type="float" office:value="2">
            <text:p>2</text:p>
          </table:table-cell>
          <table:table-cell table:style-name="ce4" table:formula="oooc:=AVERAGE([.Y40];[.Y36];[.Y32];[.Y28];[.Y24];[.Y20];[.Y16];[.Y12];[.Y4])" office:value-type="float" office:value="2">
            <text:p>2</text:p>
          </table:table-cell>
          <table:table-cell table:style-name="ce4" table:formula="oooc:=AVERAGE([.Z40];[.Z36];[.Z32];[.Z28];[.Z24];[.Z20];[.Z16];[.Z12];[.Z4])" office:value-type="float" office:value="2">
            <text:p>2</text:p>
          </table:table-cell>
          <table:table-cell table:style-name="ce4" table:formula="oooc:=AVERAGE([.AA40];[.AA36];[.AA32];[.AA28];[.AA24];[.AA20];[.AA16];[.AA12];[.AA4])" office:value-type="float" office:value="2">
            <text:p>2</text:p>
          </table:table-cell>
          <table:table-cell table:style-name="ce4" table:formula="oooc:=AVERAGE([.AB40];[.AB36];[.AB32];[.AB28];[.AB24];[.AB20];[.AB16];[.AB12];[.AB4])" office:value-type="float" office:value="2">
            <text:p>2</text:p>
          </table:table-cell>
          <table:table-cell table:style-name="ce4" table:formula="oooc:=AVERAGE([.AC40];[.AC36];[.AC32];[.AC28];[.AC24];[.AC20];[.AC16];[.AC12];[.AC4])" office:value-type="float" office:value="2">
            <text:p>2</text:p>
          </table:table-cell>
          <table:table-cell table:style-name="ce4" table:formula="oooc:=AVERAGE([.AD40];[.AD36];[.AD32];[.AD28];[.AD24];[.AD20];[.AD16];[.AD12];[.AD4])" office:value-type="float" office:value="2">
            <text:p>2</text:p>
          </table:table-cell>
          <table:table-cell table:style-name="ce4" table:formula="oooc:=AVERAGE([.AE40];[.AE36];[.AE32];[.AE28];[.AE24];[.AE20];[.AE16];[.AE12];[.AE4])" office:value-type="float" office:value="2">
            <text:p>2</text:p>
          </table:table-cell>
          <table:table-cell table:style-name="ce4" table:formula="oooc:=AVERAGE([.AF40];[.AF36];[.AF32];[.AF28];[.AF24];[.AF20];[.AF16];[.AF12];[.AF4])" office:value-type="float" office:value="2">
            <text:p>2</text:p>
          </table:table-cell>
          <table:table-cell table:style-name="ce4" table:formula="oooc:=AVERAGE([.AG40];[.AG36];[.AG32];[.AG28];[.AG24];[.AG20];[.AG16];[.AG12];[.AG4])" office:value-type="float" office:value="2">
            <text:p>2</text:p>
          </table:table-cell>
          <table:table-cell table:style-name="ce4" table:formula="oooc:=AVERAGE([.AH40];[.AH36];[.AH32];[.AH28];[.AH24];[.AH20];[.AH16];[.AH12];[.AH4])" office:value-type="float" office:value="2">
            <text:p>2</text:p>
          </table:table-cell>
          <table:table-cell table:style-name="ce4" table:formula="oooc:=AVERAGE([.AI40];[.AI36];[.AI32];[.AI28];[.AI24];[.AI20];[.AI16];[.AI12];[.AI4])" office:value-type="float" office:value="2">
            <text:p>2</text:p>
          </table:table-cell>
          <table:table-cell table:style-name="ce4" table:formula="oooc:=AVERAGE([.AJ40];[.AJ36];[.AJ32];[.AJ28];[.AJ24];[.AJ20];[.AJ16];[.AJ12];[.AJ4])" office:value-type="float" office:value="2">
            <text:p>2</text:p>
          </table:table-cell>
          <table:table-cell table:style-name="ce4" table:formula="oooc:=AVERAGE([.AK40];[.AK36];[.AK32];[.AK28];[.AK24];[.AK20];[.AK16];[.AK12];[.AK4])" office:value-type="float" office:value="2">
            <text:p>2</text:p>
          </table:table-cell>
          <table:table-cell table:style-name="ce4" table:formula="oooc:=AVERAGE([.AL40];[.AL36];[.AL32];[.AL28];[.AL24];[.AL20];[.AL16];[.AL12];[.AL4])" office:value-type="float" office:value="2">
            <text:p>2</text:p>
          </table:table-cell>
          <table:table-cell table:style-name="ce4" table:formula="oooc:=AVERAGE([.AM40];[.AM36];[.AM32];[.AM28];[.AM24];[.AM20];[.AM16];[.AM12];[.AM4])" office:value-type="float" office:value="2">
            <text:p>2</text:p>
          </table:table-cell>
          <table:table-cell table:style-name="ce4" table:formula="oooc:=AVERAGE([.AN40];[.AN36];[.AN32];[.AN28];[.AN24];[.AN20];[.AN16];[.AN12];[.AN4])" office:value-type="float" office:value="2">
            <text:p>2</text:p>
          </table:table-cell>
          <table:table-cell table:style-name="ce4" table:formula="oooc:=AVERAGE([.AO40];[.AO36];[.AO32];[.AO28];[.AO24];[.AO20];[.AO16];[.AO12];[.AO4])" office:value-type="float" office:value="2">
            <text:p>2</text:p>
          </table:table-cell>
          <table:table-cell table:style-name="ce4" table:formula="oooc:=AVERAGE([.AP40];[.AP36];[.AP32];[.AP28];[.AP24];[.AP20];[.AP16];[.AP12];[.AP4])" office:value-type="float" office:value="2">
            <text:p>2</text:p>
          </table:table-cell>
          <table:table-cell table:style-name="ce4" table:formula="oooc:=AVERAGE([.AQ40];[.AQ36];[.AQ32];[.AQ28];[.AQ24];[.AQ20];[.AQ16];[.AQ12];[.AQ4])" office:value-type="float" office:value="2">
            <text:p>2</text:p>
          </table:table-cell>
          <table:table-cell table:style-name="ce4" table:formula="oooc:=AVERAGE([.AR40];[.AR36];[.AR32];[.AR28];[.AR24];[.AR20];[.AR16];[.AR12];[.AR4])" office:value-type="float" office:value="2">
            <text:p>2</text:p>
          </table:table-cell>
          <table:table-cell table:style-name="ce4" table:formula="oooc:=AVERAGE([.AS40];[.AS36];[.AS32];[.AS28];[.AS24];[.AS20];[.AS16];[.AS12];[.AS4])" office:value-type="float" office:value="2">
            <text:p>2</text:p>
          </table:table-cell>
          <table:table-cell table:style-name="ce4" table:formula="oooc:=AVERAGE([.AT40];[.AT36];[.AT32];[.AT28];[.AT24];[.AT20];[.AT16];[.AT12];[.AT4])" office:value-type="float" office:value="2">
            <text:p>2</text:p>
          </table:table-cell>
          <table:table-cell table:style-name="ce4" table:formula="oooc:=AVERAGE([.AU40];[.AU36];[.AU32];[.AU28];[.AU24];[.AU20];[.AU16];[.AU12];[.AU4])" office:value-type="float" office:value="2">
            <text:p>2</text:p>
          </table:table-cell>
          <table:table-cell table:style-name="ce4" table:formula="oooc:=AVERAGE([.AV40];[.AV36];[.AV32];[.AV28];[.AV24];[.AV20];[.AV16];[.AV12];[.AV4])" office:value-type="float" office:value="2">
            <text:p>2</text:p>
          </table:table-cell>
          <table:table-cell table:style-name="ce4" table:formula="oooc:=AVERAGE([.AW40];[.AW36];[.AW32];[.AW28];[.AW24];[.AW20];[.AW16];[.AW12];[.AW4])" office:value-type="float" office:value="2">
            <text:p>2</text:p>
          </table:table-cell>
          <table:table-cell table:style-name="ce4" table:formula="oooc:=AVERAGE([.AX40];[.AX36];[.AX32];[.AX28];[.AX24];[.AX20];[.AX16];[.AX12];[.AX4])" office:value-type="float" office:value="2">
            <text:p>2</text:p>
          </table:table-cell>
          <table:table-cell table:style-name="ce4" table:formula="oooc:=AVERAGE([.AY40];[.AY36];[.AY32];[.AY28];[.AY24];[.AY20];[.AY16];[.AY12];[.AY4])" office:value-type="float" office:value="2">
            <text:p>2</text:p>
          </table:table-cell>
          <table:table-cell table:style-name="ce4" table:formula="oooc:=AVERAGE([.AZ40];[.AZ36];[.AZ32];[.AZ28];[.AZ24];[.AZ20];[.AZ16];[.AZ12];[.AZ4])" office:value-type="float" office:value="2">
            <text:p>2</text:p>
          </table:table-cell>
          <table:table-cell table:style-name="ce4" table:formula="oooc:=AVERAGE([.BA40];[.BA36];[.BA32];[.BA28];[.BA24];[.BA20];[.BA16];[.BA12];[.BA4])" office:value-type="float" office:value="2">
            <text:p>2</text:p>
          </table:table-cell>
          <table:table-cell table:style-name="ce4" table:formula="oooc:=AVERAGE([.BB40];[.BB36];[.BB32];[.BB28];[.BB24];[.BB20];[.BB16];[.BB12];[.BB4])" office:value-type="float" office:value="2">
            <text:p>2</text:p>
          </table:table-cell>
          <table:table-cell table:style-name="ce4" table:formula="oooc:=AVERAGE([.BC40];[.BC36];[.BC32];[.BC28];[.BC24];[.BC20];[.BC16];[.BC12];[.BC4])" office:value-type="float" office:value="2">
            <text:p>2</text:p>
          </table:table-cell>
          <table:table-cell table:style-name="ce4" table:formula="oooc:=AVERAGE([.BD40];[.BD36];[.BD32];[.BD28];[.BD24];[.BD20];[.BD16];[.BD12];[.BD4])" office:value-type="float" office:value="2">
            <text:p>2</text:p>
          </table:table-cell>
          <table:table-cell table:style-name="ce4" table:formula="oooc:=AVERAGE([.BE40];[.BE36];[.BE32];[.BE28];[.BE24];[.BE20];[.BE16];[.BE12];[.BE4])" office:value-type="float" office:value="2">
            <text:p>2</text:p>
          </table:table-cell>
          <table:table-cell table:style-name="ce4" table:formula="oooc:=AVERAGE([.BF40];[.BF36];[.BF32];[.BF28];[.BF24];[.BF20];[.BF16];[.BF12];[.BF4])" office:value-type="float" office:value="2.11111111111111">
            <text:p>2,11</text:p>
          </table:table-cell>
          <table:table-cell table:style-name="ce4" table:formula="oooc:=AVERAGE([.BG40];[.BG36];[.BG32];[.BG28];[.BG24];[.BG20];[.BG16];[.BG12];[.BG4])" office:value-type="float" office:value="2.11111111111111">
            <text:p>2,11</text:p>
          </table:table-cell>
          <table:table-cell table:style-name="ce4" table:formula="oooc:=AVERAGE([.BH40];[.BH36];[.BH32];[.BH28];[.BH24];[.BH20];[.BH16];[.BH12];[.BH4])" office:value-type="float" office:value="2.11111111111111">
            <text:p>2,1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table:style-name="ce3" office:value-type="string">
            <text:p>PRUEB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PROMEDIOS</text:p>
          </table:table-cell>
          <table:table-cell table:style-name="ce5" table:formula="oooc:=AVERAGE([.B3:.BH3])" office:value-type="float" office:value="1150.95244741465">
            <text:p>1150,95</text:p>
          </table:table-cell>
          <table:table-cell table:style-name="ce5" table:formula="oooc:=AVERAGE([.B7:.BH7])" office:value-type="float" office:value="1157.02035709226">
            <text:p>1157,02</text:p>
          </table:table-cell>
          <table:table-cell table:style-name="ce5" table:formula="oooc:=AVERAGE([.B11:.BH11])" office:value-type="float" office:value="1175.47302831342">
            <text:p>1175,47</text:p>
          </table:table-cell>
          <table:table-cell table:style-name="ce5" table:formula="oooc:=AVERAGE([.B15:.BH15])" office:value-type="float" office:value="1156.02260813625">
            <text:p>1156,02</text:p>
          </table:table-cell>
          <table:table-cell table:style-name="ce5" table:formula="oooc:=AVERAGE([.B19:.BH19])" office:value-type="float" office:value="1152.5975298357">
            <text:p>1152,6</text:p>
          </table:table-cell>
          <table:table-cell table:style-name="ce5" table:formula="oooc:=AVERAGE([.B23:.BH23])" office:value-type="float" office:value="1185.92447549486">
            <text:p>1185,92</text:p>
          </table:table-cell>
          <table:table-cell table:style-name="ce5" table:formula="oooc:=AVERAGE([.B27:.BH27])" office:value-type="float" office:value="1122.44868324184">
            <text:p>1122,45</text:p>
          </table:table-cell>
          <table:table-cell table:style-name="ce5" table:formula="oooc:=AVERAGE([.B31:.BH31])" office:value-type="float" office:value="1160.28947528984">
            <text:p>1160,29</text:p>
          </table:table-cell>
          <table:table-cell table:style-name="ce5" table:formula="oooc:=AVERAGE([.B35:.BH35])" office:value-type="float" office:value="1151.90422902628">
            <text:p>1151,9</text:p>
          </table:table-cell>
          <table:table-cell table:style-name="ce5" table:formula="oooc:=AVERAGE([.B39:.BH39])" office:value-type="float" office:value="1169.64130259145">
            <text:p>1169,64</text:p>
          </table:table-cell>
          <table:table-cell table:number-columns-repeated="49"/>
        </table:table-row>
        <table:table-row table:style-name="ro1">
          <table:table-cell table:style-name="ce3" office:value-type="string">
            <text:p>VARIANZAS</text:p>
          </table:table-cell>
          <table:table-cell table:style-name="ce5" table:formula="oooc:=VAR([.B3:.BH3])" office:value-type="float" office:value="1433.39864761847">
            <text:p>1433,4</text:p>
          </table:table-cell>
          <table:table-cell table:style-name="ce5" table:formula="oooc:=VAR([.B7:.BH7])" office:value-type="float" office:value="1073.87611604915">
            <text:p>1073,88</text:p>
          </table:table-cell>
          <table:table-cell table:style-name="ce5" table:formula="oooc:=VAR([.B11:.BH11])" office:value-type="float" office:value="2908.66674822947">
            <text:p>2908,67</text:p>
          </table:table-cell>
          <table:table-cell table:style-name="ce5" table:formula="oooc:=VAR([.B15:.BH15])" office:value-type="float" office:value="827.855151701792">
            <text:p>827,86</text:p>
          </table:table-cell>
          <table:table-cell table:style-name="ce5" table:formula="oooc:=VAR([.A19:.BG19])" office:value-type="float" office:value="849.125451738465">
            <text:p>849,13</text:p>
          </table:table-cell>
          <table:table-cell table:style-name="ce5" table:formula="oooc:=VAR([.A23:.BG23])" office:value-type="float" office:value="1361.52700267194">
            <text:p>1361,53</text:p>
          </table:table-cell>
          <table:table-cell table:style-name="ce5" table:formula="oooc:=VAR([.A27:.BG27])" office:value-type="float" office:value="3171.79544785543">
            <text:p>3171,8</text:p>
          </table:table-cell>
          <table:table-cell table:style-name="ce5" table:formula="oooc:=VAR([.A31:.BG31])" office:value-type="float" office:value="166.043055615236">
            <text:p>166,04</text:p>
          </table:table-cell>
          <table:table-cell table:style-name="ce5" table:formula="oooc:=VAR([.A35:.BG35])" office:value-type="float" office:value="2816.96270525466">
            <text:p>2816,96</text:p>
          </table:table-cell>
          <table:table-cell table:style-name="ce5" table:formula="oooc:=VAR([.A39:.BG39])" office:value-type="float" office:value="456.67858001339">
            <text:p>456,68</text:p>
          </table:table-cell>
          <table:table-cell table:number-columns-repeated="49"/>
        </table:table-row>
        <table:table-row table:style-name="ro1">
          <table:table-cell table:number-columns-repeated="60"/>
        </table:table-row>
        <table:table-row table:style-name="ro1">
          <table:table-cell table:style-name="ce1" office:value-type="string">
            <text:p>Promedio GLOBAL:</text:p>
          </table:table-cell>
          <table:table-cell table:style-name="ce1" table:formula="oooc:=AVERAGE([.B44:.BH44])" office:value-type="float" office:value="1158.36153103826">
            <text:p>1158,36</text:p>
          </table:table-cell>
          <table:table-cell table:number-columns-repeated="58"/>
        </table:table-row>
        <table:table-row table:style-name="ro1">
          <table:table-cell table:style-name="ce1" office:value-type="string">
            <text:p>Varianza (GLOBAL):</text:p>
          </table:table-cell>
          <table:table-cell table:style-name="ce1" table:formula="oooc:=VAR([.B44:.BH44])" office:value-type="float" office:value="1097.27625737251">
            <text:p>1097,28</text:p>
          </table:table-cell>
          <table:table-cell table:number-columns-repeated="58"/>
        </table:table-row>
        <table:table-row table:style-name="ro1">
          <table:table-cell>
            <draw:frame table:end-cell-address="Sheet1.F69" table:end-x="1.833cm" table:end-y="0.132cm" draw:z-index="0" draw:style-name="gr1" svg:width="19.784cm" svg:height="6.987cm" svg:x="0.609cm" svg:y="0.371cm">
              <draw:object draw:notify-on-update-of-ranges="Sheet1.A43:Sheet1.A43 Sheet1.B43:Sheet1.BH43 Sheet1.A44:Sheet1.A44 Sheet1.B44:Sheet1.BH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68" table:end-x="2.004cm" table:end-y="0.351cm" draw:z-index="1" draw:style-name="gr1" svg:width="17.841cm" svg:height="6.999cm" svg:x="2.808cm" svg:y="0.126cm">
              <draw:object draw:notify-on-update-of-ranges="Sheet1.A47:Sheet1.A47 Sheet1.B47:Sheet1.K47 Sheet1.A48:Sheet1.A48 Sheet1.B48:Sheet1.K48 Sheet1.A47:Sheet1.A47 Sheet1.B47:Sheet1.K47 Sheet1.A49:Sheet1.A49 Sheet1.B49:Sheet1.K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1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26T18:45:03</meta:creation-date>
    <dc:creator>Cristhian Daniel Parra Trepowski</dc:creator>
    <dc:date>2007-12-27T11:36:50</dc:date>
    <meta:editing-cycles>7</meta:editing-cycles>
    <meta:editing-duration>PT36M23S</meta:editing-duration>
    <meta:user-defined meta:name="Info 1"/>
    <meta:user-defined meta:name="Info 2"/>
    <meta:user-defined meta:name="Info 3"/>
    <meta:user-defined meta:name="Info 4"/>
    <meta:document-statistic meta:table-count="1" meta:cell-count="2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785cm" svg:height="6.988cm" chart:class="chart:scatter" chart:style-name="ch1">
        <chart:title svg:x="6.836cm" svg:y="0.14cm" chart:style-name="ch2">
          <text:p>Resumen de Costos VS Tiempo</text:p>
        </chart:title>
        <chart:subtitle svg:x="3.185cm" svg:y="0.782cm" chart:style-name="ch3">
          <text:p>Promedio de las medidas tomadas en las diferentes ejecuciones del algoritmo</text:p>
        </chart:subtitle>
        <chart:legend chart:legend-position="end" svg:x="18cm" svg:y="3.187cm" chart:style-name="ch4"/>
        <chart:plot-area chart:style-name="ch5" table:cell-range-address="Sheet1.A43:Sheet1.BH44" chart:data-source-has-labels="column" svg:x="0.589cm" svg:y="1.372cm" svg:width="17.016cm" svg:height="5.399cm">
          <chart:axis chart:dimension="x" chart:name="primary-x" chart:style-name="ch6">
            <chart:title svg:x="7.69cm" svg:y="6.313cm" chart:style-name="ch7">
              <text:p>Tiempo (milisegundos)</text:p>
            </chart:title>
          </chart:axis>
          <chart:axis chart:dimension="y" chart:name="primary-y" chart:style-name="ch6">
            <chart:title svg:x="0.396cm" svg:y="5.267cm" chart:style-name="ch8">
              <text:p>Costo de la solución</text:p>
            </chart:title>
            <chart:grid chart:style-name="ch9" chart:class="major"/>
          </chart:axis>
          <chart:series chart:style-name="ch10" chart:values-cell-range-address="Sheet1.B44:Sheet1.BH44" chart:label-cell-address="Sheet1.A44:Sheet1.A44" chart:class="chart:scatter">
            <chart:domain table:cell-range-address="Sheet1.B43:Sheet1.BH43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</table:table-cell>
              <table:table-cell office:value-type="float" office:value="5010.33333333333">
                <text:p>5010.33333333333</text:p>
              </table:table-cell>
              <table:table-cell office:value-type="float" office:value="10005.1111111111">
                <text:p>10005.1111111111</text:p>
              </table:table-cell>
              <table:table-cell office:value-type="float" office:value="15005.2222222222">
                <text:p>15005.2222222222</text:p>
              </table:table-cell>
              <table:table-cell office:value-type="float" office:value="20008.7777777778">
                <text:p>20008.7777777778</text:p>
              </table:table-cell>
              <table:table-cell office:value-type="float" office:value="25005.2222222222">
                <text:p>25005.2222222222</text:p>
              </table:table-cell>
              <table:table-cell office:value-type="float" office:value="30005.1111111111">
                <text:p>30005.1111111111</text:p>
              </table:table-cell>
              <table:table-cell office:value-type="float" office:value="35005.3333333333">
                <text:p>35005.3333333333</text:p>
              </table:table-cell>
              <table:table-cell office:value-type="float" office:value="40007.1111111111">
                <text:p>40007.1111111111</text:p>
              </table:table-cell>
              <table:table-cell office:value-type="float" office:value="45008.5555555556">
                <text:p>45008.5555555556</text:p>
              </table:table-cell>
              <table:table-cell office:value-type="float" office:value="50007">
                <text:p>50007</text:p>
              </table:table-cell>
              <table:table-cell office:value-type="float" office:value="55001.7777777778">
                <text:p>55001.7777777778</text:p>
              </table:table-cell>
              <table:table-cell office:value-type="float" office:value="60005.2222222222">
                <text:p>60005.2222222222</text:p>
              </table:table-cell>
              <table:table-cell office:value-type="float" office:value="65008.7777777778">
                <text:p>65008.7777777778</text:p>
              </table:table-cell>
              <table:table-cell office:value-type="float" office:value="70005.2222222222">
                <text:p>70005.2222222222</text:p>
              </table:table-cell>
              <table:table-cell office:value-type="float" office:value="75006.8888888889">
                <text:p>75006.8888888889</text:p>
              </table:table-cell>
              <table:table-cell office:value-type="float" office:value="80006.8888888889">
                <text:p>80006.8888888889</text:p>
              </table:table-cell>
              <table:table-cell office:value-type="float" office:value="85008.6666666667">
                <text:p>85008.6666666667</text:p>
              </table:table-cell>
              <table:table-cell office:value-type="float" office:value="90008.5555555556">
                <text:p>90008.5555555556</text:p>
              </table:table-cell>
              <table:table-cell office:value-type="float" office:value="95005.2222222222">
                <text:p>95005.2222222222</text:p>
              </table:table-cell>
              <table:table-cell office:value-type="float" office:value="100005.333333333">
                <text:p>100005.333333333</text:p>
              </table:table-cell>
              <table:table-cell office:value-type="float" office:value="105008.555555556">
                <text:p>105008.555555556</text:p>
              </table:table-cell>
              <table:table-cell office:value-type="float" office:value="110005.111111111">
                <text:p>110005.111111111</text:p>
              </table:table-cell>
              <table:table-cell office:value-type="float" office:value="115008.555555556">
                <text:p>115008.555555556</text:p>
              </table:table-cell>
              <table:table-cell office:value-type="float" office:value="120008.666666667">
                <text:p>120008.666666667</text:p>
              </table:table-cell>
              <table:table-cell office:value-type="float" office:value="125007">
                <text:p>125007</text:p>
              </table:table-cell>
              <table:table-cell office:value-type="float" office:value="130008.666666667">
                <text:p>130008.666666667</text:p>
              </table:table-cell>
              <table:table-cell office:value-type="float" office:value="135008.555555556">
                <text:p>135008.555555556</text:p>
              </table:table-cell>
              <table:table-cell office:value-type="float" office:value="140008.666666667">
                <text:p>140008.666666667</text:p>
              </table:table-cell>
              <table:table-cell office:value-type="float" office:value="145003.444444444">
                <text:p>145003.444444444</text:p>
              </table:table-cell>
              <table:table-cell office:value-type="float" office:value="150001.777777778">
                <text:p>150001.777777778</text:p>
              </table:table-cell>
              <table:table-cell office:value-type="float" office:value="155008.555555556">
                <text:p>155008.555555556</text:p>
              </table:table-cell>
              <table:table-cell office:value-type="float" office:value="160013.888888889">
                <text:p>160013.888888889</text:p>
              </table:table-cell>
              <table:table-cell office:value-type="float" office:value="165008.666666667">
                <text:p>165008.666666667</text:p>
              </table:table-cell>
              <table:table-cell office:value-type="float" office:value="170010.555555556">
                <text:p>170010.555555556</text:p>
              </table:table-cell>
              <table:table-cell office:value-type="float" office:value="175007.111111111">
                <text:p>175007.111111111</text:p>
              </table:table-cell>
              <table:table-cell office:value-type="float" office:value="180005.333333333">
                <text:p>180005.333333333</text:p>
              </table:table-cell>
              <table:table-cell office:value-type="float" office:value="185008.777777778">
                <text:p>185008.777777778</text:p>
              </table:table-cell>
              <table:table-cell office:value-type="float" office:value="190005.111111111">
                <text:p>190005.111111111</text:p>
              </table:table-cell>
              <table:table-cell office:value-type="float" office:value="195007">
                <text:p>195007</text:p>
              </table:table-cell>
              <table:table-cell office:value-type="float" office:value="200008.666666667">
                <text:p>200008.666666667</text:p>
              </table:table-cell>
              <table:table-cell office:value-type="float" office:value="205006.888888889">
                <text:p>205006.888888889</text:p>
              </table:table-cell>
              <table:table-cell office:value-type="float" office:value="210005.333333333">
                <text:p>210005.333333333</text:p>
              </table:table-cell>
              <table:table-cell office:value-type="float" office:value="215005.111111111">
                <text:p>215005.111111111</text:p>
              </table:table-cell>
              <table:table-cell office:value-type="float" office:value="220005.111111111">
                <text:p>220005.111111111</text:p>
              </table:table-cell>
              <table:table-cell office:value-type="float" office:value="225010.555555556">
                <text:p>225010.555555556</text:p>
              </table:table-cell>
              <table:table-cell office:value-type="float" office:value="230008.666666667">
                <text:p>230008.666666667</text:p>
              </table:table-cell>
              <table:table-cell office:value-type="float" office:value="235005.222222222">
                <text:p>235005.222222222</text:p>
              </table:table-cell>
              <table:table-cell office:value-type="float" office:value="240010.555555556">
                <text:p>240010.555555556</text:p>
              </table:table-cell>
              <table:table-cell office:value-type="float" office:value="245001.777777778">
                <text:p>245001.777777778</text:p>
              </table:table-cell>
              <table:table-cell office:value-type="float" office:value="250001.777777778">
                <text:p>250001.777777778</text:p>
              </table:table-cell>
              <table:table-cell office:value-type="float" office:value="255005.111111111">
                <text:p>255005.111111111</text:p>
              </table:table-cell>
              <table:table-cell office:value-type="float" office:value="260007">
                <text:p>260007</text:p>
              </table:table-cell>
              <table:table-cell office:value-type="float" office:value="265006.888888889">
                <text:p>265006.888888889</text:p>
              </table:table-cell>
              <table:table-cell office:value-type="float" office:value="270005.222222222">
                <text:p>270005.222222222</text:p>
              </table:table-cell>
              <table:table-cell office:value-type="float" office:value="275005.333333333">
                <text:p>275005.333333333</text:p>
              </table:table-cell>
              <table:table-cell office:value-type="float" office:value="280010.333333333">
                <text:p>280010.333333333</text:p>
              </table:table-cell>
              <table:table-cell office:value-type="float" office:value="285007">
                <text:p>285007</text:p>
              </table:table-cell>
              <table:table-cell office:value-type="float" office:value="290007">
                <text:p>290007</text:p>
              </table:table-cell>
              <table:table-cell office:value-type="float" office:value="295006.888888889">
                <text:p>295006.888888889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55.12914066439">
                <text:p>1255.12914066439</text:p>
              </table:table-cell>
              <table:table-cell office:value-type="float" office:value="1241.88712549715">
                <text:p>1241.88712549715</text:p>
              </table:table-cell>
              <table:table-cell office:value-type="float" office:value="1233.97997814622">
                <text:p>1233.97997814622</text:p>
              </table:table-cell>
              <table:table-cell office:value-type="float" office:value="1218.06673686218">
                <text:p>1218.06673686218</text:p>
              </table:table-cell>
              <table:table-cell office:value-type="float" office:value="1218.06673686218">
                <text:p>1218.06673686218</text:p>
              </table:table-cell>
              <table:table-cell office:value-type="float" office:value="1217.11918461714">
                <text:p>1217.11918461714</text:p>
              </table:table-cell>
              <table:table-cell office:value-type="float" office:value="1205.93003843173">
                <text:p>1205.93003843173</text:p>
              </table:table-cell>
              <table:table-cell office:value-type="float" office:value="1201.48386326219">
                <text:p>1201.48386326219</text:p>
              </table:table-cell>
              <table:table-cell office:value-type="float" office:value="1194.65239415841">
                <text:p>1194.65239415841</text:p>
              </table:table-cell>
              <table:table-cell office:value-type="float" office:value="1186.50564375128">
                <text:p>1186.50564375128</text:p>
              </table:table-cell>
              <table:table-cell office:value-type="float" office:value="1181.73171184541">
                <text:p>1181.73171184541</text:p>
              </table:table-cell>
              <table:table-cell office:value-type="float" office:value="1181.73171184541">
                <text:p>1181.73171184541</text:p>
              </table:table-cell>
              <table:table-cell office:value-type="float" office:value="1175.5068386789">
                <text:p>1175.5068386789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4.360486744">
                <text:p>1174.360486744</text:p>
              </table:table-cell>
              <table:table-cell office:value-type="float" office:value="1173.74493825511">
                <text:p>1173.74493825511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64.68651086598">
                <text:p>1164.68651086598</text:p>
              </table:table-cell>
              <table:table-cell office:value-type="float" office:value="1158.22798896418">
                <text:p>1158.22798896418</text:p>
              </table:table-cell>
              <table:table-cell office:value-type="float" office:value="1157.58179103015">
                <text:p>1157.58179103015</text:p>
              </table:table-cell>
              <table:table-cell office:value-type="float" office:value="1157.58179103015">
                <text:p>1157.58179103015</text:p>
              </table:table-cell>
              <table:table-cell office:value-type="float" office:value="1155.63246836714">
                <text:p>1155.63246836714</text:p>
              </table:table-cell>
              <table:table-cell office:value-type="float" office:value="1153.88635060646">
                <text:p>1153.88635060646</text:p>
              </table:table-cell>
              <table:table-cell office:value-type="float" office:value="1153.06522367044">
                <text:p>1153.06522367044</text:p>
              </table:table-cell>
              <table:table-cell office:value-type="float" office:value="1152.49938950839">
                <text:p>1152.49938950839</text:p>
              </table:table-cell>
              <table:table-cell office:value-type="float" office:value="1151.64566575998">
                <text:p>1151.6456657599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9.28439400468">
                <text:p>1149.28439400468</text:p>
              </table:table-cell>
              <table:table-cell office:value-type="float" office:value="1146.74955795692">
                <text:p>1146.74955795692</text:p>
              </table:table-cell>
              <table:table-cell office:value-type="float" office:value="1146.74955795692">
                <text:p>1146.74955795692</text:p>
              </table:table-cell>
              <table:table-cell office:value-type="float" office:value="1140.40338991947">
                <text:p>1140.40338991947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8.98317199899">
                <text:p>1138.98317199899</text:p>
              </table:table-cell>
              <table:table-cell office:value-type="float" office:value="1135.12762134929">
                <text:p>1135.12762134929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1.46622420908">
                <text:p>1131.46622420908</text:p>
              </table:table-cell>
              <table:table-cell office:value-type="float" office:value="1130.03732486133">
                <text:p>1130.03732486133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9.17229374381">
                <text:p>1129.17229374381</text:p>
              </table:table-cell>
              <table:table-cell office:value-type="float" office:value="1120.83302443028">
                <text:p>1120.83302443028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74199564827">
                <text:p>1119.74199564827</text:p>
              </table:table-cell>
              <table:table-cell office:value-type="float" office:value="1119.54458192075">
                <text:p>1119.54458192075</text:p>
              </table:table-cell>
              <table:table-cell office:value-type="float" office:value="1112.95657268618">
                <text:p>1112.95657268618</text:p>
              </table:table-cell>
              <table:table-cell office:value-type="float" office:value="1112.95657268618">
                <text:p>1112.95657268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842cm" svg:height="7cm" chart:class="chart:scatter" chart:style-name="ch1">
        <chart:title svg:x="4.661cm" svg:y="0.141cm" chart:style-name="ch2">
          <text:p>RESUMEN DE PROMEDIOS Y VARIANZAS</text:p>
        </chart:title>
        <chart:subtitle svg:x="1.499cm" svg:y="0.784cm" chart:style-name="ch3">
          <text:p>Se grafican los promedios y varianzas correspondientes a cada una de las 10 pruebas</text:p>
        </chart:subtitle>
        <chart:legend chart:legend-position="end" svg:x="15.197cm" svg:y="2.979cm" chart:style-name="ch4"/>
        <chart:plot-area chart:style-name="ch5" table:cell-range-address="Sheet1.A47:Sheet1.K49" chart:data-source-has-labels="column" svg:x="0.511cm" svg:y="1.375cm" svg:width="14.33cm" svg:height="5.405cm">
          <chart:axis chart:dimension="x" chart:name="primary-x" chart:style-name="ch6">
            <chart:title svg:x="7.354cm" svg:y="6.323cm" chart:style-name="ch7">
              <text:p>Pruebas</text:p>
            </chart:title>
          </chart:axis>
          <chart:axis chart:dimension="y" chart:name="primary-y" chart:style-name="ch6">
            <chart:title svg:x="0.357cm" svg:y="5.154cm" chart:style-name="ch8">
              <text:p>Promedio/Varianza</text:p>
            </chart:title>
            <chart:grid chart:style-name="ch9" chart:class="major"/>
          </chart:axis>
          <chart:series chart:style-name="ch10" chart:values-cell-range-address="Sheet1.B48:Sheet1.K48" chart:label-cell-address="Sheet1.A48:Sheet1.A48" chart:class="chart:scatter">
            <chart:domain table:cell-range-address="Sheet1.B47:Sheet1.K47"/>
            <chart:data-point chart:repeated="10"/>
          </chart:series>
          <chart:series chart:style-name="ch11" chart:values-cell-range-address="Sheet1.B49:Sheet1.K49" chart:label-cell-address="Sheet1.A49:Sheet1.A4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Fila 4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MEDIOS</text:p>
              </table:table-cell>
              <table:table-cell office:value-type="float" office:value="1150.95244741465">
                <text:p>1150.95244741465</text:p>
              </table:table-cell>
              <table:table-cell office:value-type="float" office:value="1157.02035709226">
                <text:p>1157.02035709226</text:p>
              </table:table-cell>
              <table:table-cell office:value-type="float" office:value="1175.47302831342">
                <text:p>1175.47302831342</text:p>
              </table:table-cell>
              <table:table-cell office:value-type="float" office:value="1156.02260813625">
                <text:p>1156.02260813625</text:p>
              </table:table-cell>
              <table:table-cell office:value-type="float" office:value="1152.5975298357">
                <text:p>1152.5975298357</text:p>
              </table:table-cell>
              <table:table-cell office:value-type="float" office:value="1185.92447549486">
                <text:p>1185.92447549486</text:p>
              </table:table-cell>
              <table:table-cell office:value-type="float" office:value="1122.44868324184">
                <text:p>1122.44868324184</text:p>
              </table:table-cell>
              <table:table-cell office:value-type="float" office:value="1160.28947528984">
                <text:p>1160.28947528984</text:p>
              </table:table-cell>
              <table:table-cell office:value-type="float" office:value="1151.90422902628">
                <text:p>1151.90422902628</text:p>
              </table:table-cell>
              <table:table-cell office:value-type="float" office:value="1169.64130259145">
                <text:p>1169.64130259145</text:p>
              </table:table-cell>
            </table:table-row>
            <table:table-row>
              <table:table-cell office:value-type="string">
                <text:p>VARIANZAS</text:p>
              </table:table-cell>
              <table:table-cell office:value-type="float" office:value="1433.39864761847">
                <text:p>1433.39864761847</text:p>
              </table:table-cell>
              <table:table-cell office:value-type="float" office:value="1073.87611604915">
                <text:p>1073.87611604915</text:p>
              </table:table-cell>
              <table:table-cell office:value-type="float" office:value="2908.66674822947">
                <text:p>2908.66674822947</text:p>
              </table:table-cell>
              <table:table-cell office:value-type="float" office:value="827.855151701792">
                <text:p>827.855151701792</text:p>
              </table:table-cell>
              <table:table-cell office:value-type="float" office:value="849.125451738465">
                <text:p>849.125451738465</text:p>
              </table:table-cell>
              <table:table-cell office:value-type="float" office:value="1361.52700267194">
                <text:p>1361.52700267194</text:p>
              </table:table-cell>
              <table:table-cell office:value-type="float" office:value="3171.79544785543">
                <text:p>3171.79544785543</text:p>
              </table:table-cell>
              <table:table-cell office:value-type="float" office:value="166.043055615236">
                <text:p>166.043055615236</text:p>
              </table:table-cell>
              <table:table-cell office:value-type="float" office:value="2816.96270525466">
                <text:p>2816.96270525466</text:p>
              </table:table-cell>
              <table:table-cell office:value-type="float" office:value="456.67858001339">
                <text:p>456.67858001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